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1d94" officeooo:paragraph-rsid="000d1d94"/>
    </style:style>
    <style:style style:name="P2" style:family="paragraph" style:parent-style-name="Standard">
      <style:text-properties officeooo:rsid="000d1d94" officeooo:paragraph-rsid="000eaea5"/>
    </style:style>
    <style:style style:name="P3" style:family="paragraph" style:parent-style-name="Standard">
      <style:text-properties officeooo:rsid="000d1d94" officeooo:paragraph-rsid="000fdc06"/>
    </style:style>
    <style:style style:name="P4" style:family="paragraph" style:parent-style-name="Standard">
      <style:text-properties officeooo:rsid="000d1d94" officeooo:paragraph-rsid="0011face"/>
    </style:style>
    <style:style style:name="P5" style:family="paragraph" style:parent-style-name="Standard">
      <style:text-properties fo:font-weight="bold" officeooo:rsid="000d1d94" officeooo:paragraph-rsid="000d1d94" style:font-weight-asian="bold" style:font-weight-complex="bold"/>
    </style:style>
    <style:style style:name="P6" style:family="paragraph" style:parent-style-name="Standard">
      <style:text-properties officeooo:paragraph-rsid="000eaea5"/>
    </style:style>
    <style:style style:name="P7" style:family="paragraph" style:parent-style-name="Standard">
      <style:text-properties officeooo:rsid="000eaea5" officeooo:paragraph-rsid="000eaea5"/>
    </style:style>
    <style:style style:name="P8" style:family="paragraph" style:parent-style-name="Standard">
      <style:text-properties officeooo:rsid="000d1d94" officeooo:paragraph-rsid="0012206f"/>
    </style:style>
    <style:style style:name="T1" style:family="text">
      <style:text-properties officeooo:rsid="000d1d94"/>
    </style:style>
    <style:style style:name="T2" style:family="text">
      <style:text-properties officeooo:rsid="000eaea5"/>
    </style:style>
    <style:style style:name="T3" style:family="text">
      <style:text-properties fo:font-weight="normal" officeooo:rsid="000eaea5" style:font-weight-asian="normal" style:font-weight-complex="normal"/>
    </style:style>
    <style:style style:name="T4" style:family="text">
      <style:text-properties fo:font-weight="normal" officeooo:rsid="0011face" style:font-weight-asian="normal" style:font-weight-complex="normal"/>
    </style:style>
    <style:style style:name="T5" style:family="text">
      <style:text-properties fo:font-weight="normal" officeooo:rsid="0012206f" style:font-weight-asian="normal" style:font-weight-complex="normal"/>
    </style:style>
    <style:style style:name="T6" style:family="text">
      <style:text-properties fo:font-weight="normal" officeooo:rsid="0008d0e7" style:font-weight-asian="normal" style:font-weight-complex="normal"/>
    </style:style>
    <style:style style:name="T7" style:family="text">
      <style:text-properties fo:font-weight="normal" officeooo:rsid="000eaea5" fo:background-color="#ffff00" loext:char-shading-value="0" style:font-weight-asian="normal" style:font-weight-complex="normal"/>
    </style:style>
    <style:style style:name="T8" style:family="text">
      <style:text-properties fo:font-weight="normal" officeooo:rsid="0011face" fo:background-color="#ffff00" loext:char-shading-value="0" style:font-weight-asian="normal" style:font-weight-complex="normal"/>
    </style:style>
    <style:style style:name="T9" style:family="text">
      <style:text-properties fo:font-weight="normal" officeooo:rsid="0011face" fo:background-color="transparent" loext:char-shading-value="0" style:font-weight-asian="normal" style:font-weight-complex="normal"/>
    </style:style>
    <style:style style:name="T10" style:family="text">
      <style:text-properties fo:font-weight="normal" officeooo:rsid="0011face" fo:background-color="transparent" loext:char-shading-value="0" style:font-weight-asian="normal" style:font-weight-complex="normal"/>
    </style:style>
    <style:style style:name="T11" style:family="text">
      <style:text-properties fo:font-weight="normal" officeooo:rsid="000eaea5" fo:background-color="transparent" loext:char-shading-value="0" style:font-weight-asian="normal" style:font-weight-complex="normal"/>
    </style:style>
    <style:style style:name="T12" style:family="text">
      <style:text-properties fo:font-weight="normal" officeooo:rsid="000eaea5" fo:background-color="transparent" loext:char-shading-value="0" style:font-weight-asian="normal" style:font-weight-complex="normal"/>
    </style:style>
    <style:style style:name="T13" style:family="text">
      <style:text-properties fo:font-weight="normal" officeooo:rsid="0012206f" fo:background-color="transparent" loext:char-shading-value="0" style:font-weight-asian="normal" style:font-weight-complex="normal"/>
    </style:style>
    <style:style style:name="T14" style:family="text">
      <style:text-properties officeooo:rsid="000fdc06"/>
    </style:style>
    <style:style style:name="T15" style:family="text">
      <style:text-properties officeooo:rsid="0012206f"/>
    </style:style>
    <style:style style:name="T16" style:family="text">
      <style:text-properties fo:font-weight="bold" officeooo:rsid="0008d0e7" style:font-weight-asian="bold" style:font-weight-complex="bold"/>
    </style:style>
    <style:style style:name="T17" style:family="text">
      <style:text-properties fo:font-weight="bold" officeooo:rsid="0012206f" style:font-weight-asian="bold" style:font-weight-complex="bold"/>
    </style:style>
    <style:style style:name="T18" style:family="text">
      <style:text-properties officeooo:rsid="0012fd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Algemene voorwaarden</text:p>
      <text:p text:style-name="P1"/>
      <text:p text:style-name="P1">Artikel 1. Definities</text:p>
      <text:p text:style-name="P3">Dienstverlener<text:tab/><text:tab/>Marion Plagge Bewegingstherapie voor paarden, gevestigd te Wateren. Hierna te <text:tab/><text:tab/><text:tab/>noemen ‘Marion Plagge’.</text:p>
      <text:p text:style-name="P8">Dienst<text:tab/><text:tab/><text:tab/>Masseren/ <text:span text:style-name="T14">mobiliseren/ tapen</text:span> van paarden met mogelijk een spierprobleem of <text:tab/><text:tab/><text:tab/><text:tab/>onderhoudsmassage; <text:span text:style-name="T18">het</text:span> geven van een craniosacraalbehandeling; het geven van <text:tab/><text:tab/><text:tab/>bewegingsadviezen; <text:span text:style-name="T18">het </text:span>geven van workshop of clinic; <text:span text:style-name="T18">het</text:span> <text:span text:style-name="T15">geven van</text:span><text:span text:style-name="T5"> <text:tab/><text:tab/><text:tab/><text:tab/><text:tab/>z</text:span><text:span text:style-name="T6">outtherapie.</text:span></text:p>
      <text:p text:style-name="P3">Klant<text:tab/><text:tab/><text:tab/>De wederpartij voor wie de diensten worden uitgevoerd</text:p>
      <text:p text:style-name="P1">Opdracht <text:tab/><text:tab/><text:span text:style-name="T18">E</text:span>en overeenkomst waarbij tegen betaling van een vergoeding door de klant, <text:tab/><text:tab/><text:tab/><text:tab/>diensten worden verleend door Marion Plagge in het kader van het welzijn van <text:tab/><text:tab/><text:tab/><text:tab/>het paard.</text:p>
      <text:p text:style-name="P1"/>
      <text:p text:style-name="P1">Artikel 2. Toepasselijkheid</text:p>
      <text:p text:style-name="P1">a. Op alle overeenkomsten tussen Marion Plagge enerzijds en de klant anderzijds zijn onder uitdrukkelijke uitsluiting van andere algemene voorwaarden uitsluitend deze Algemene Voorwaarden van toepassing.</text:p>
      <text:p text:style-name="P1">b. Acceptatie van een overeenkomst houdt in dat klant de toepasselijkheid van deze Algemene Voorwaarden heeft aanvaard en afstand doet van de toepasselijkheid van eventuele algemene voorwaarden van de klant.</text:p>
      <text:p text:style-name="P1"/>
      <text:p text:style-name="P1">Artikel 3. Afwijkingen van de Algemene Voorwaarden</text:p>
      <text:p text:style-name="P1">a. Afwijkingen van deze Algemene Voorwaarden zullen slechts van kracht zijn indien deze schriftelijk door Marion Plagge zijn bevestigd.</text:p>
      <text:p text:style-name="P1">b. In geval van één of meerdere bepalingen van deze Algemene Overeenkomst wordt afgeweken, blijven de overige bepalingen onverkort van kracht.</text:p>
      <text:p text:style-name="P1">c. Wanneer door Marion Plagge gedurende kortere of langere tijd afwijkingen van deze Algemene Voorwaarden op enig punt en/of onderdeel uitdrukkelijk of stilzwijgend zijn toegestaan, laat zulks het recht van Marion Plagge op de directe en strikte naleving van de Algemene Voorwaarden voor de toekomst onverlet. Ook indien Marion Plagge één of meer bepalingen uit deze voorwaarden gedurende een periode niet stipt heeft toegepast, kan de betrokken klant hieraan geen rechten ontlenen voor de toekomst.</text:p>
      <text:p text:style-name="P1"/>
      <text:p text:style-name="P1">Artikel 4. Omvang van de dienstverlening</text:p>
      <text:p text:style-name="P1">a. De dienstverlening die Marion Plagge aan de klant zal leveren omvat massage, <text:span text:style-name="T14">mobilisatie, taping</text:span>, craniosacraal-behandelingen, <text:span text:style-name="T18">zouttherapie</text:span> en het geven van clinics en workshops zoals mondeling of schriftelijk overeengekomen.</text:p>
      <text:p text:style-name="P1">b. In geval van ziekte, verlof of andere redenen van verhindering tot het leveren van de in de overeenkomst genoemde diensten, zullen de geboekte uren als vanzelfsprekend niet in rekening gebracht worden.</text:p>
      <text:p text:style-name="P1">c. Marion Plagge stelt geen diagnoses en iedere vorm van behandeling is op geen enkele manier een vervanging voor de zorg van een dierenarts.</text:p>
      <text:p text:style-name="P1"/>
      <text:p text:style-name="P1">Artikel 5. Annulering</text:p>
      <text:p text:style-name="P1">a. Annulering van een behandeling dient uiterlijk 24 uur voor de afgesproken dag te geschieden, tenzij anders is overeengekomen. Daarbij wordt door Marion Plagge 10 euro ter vergoeding voor de te <text:soft-page-break/>annuleren dienst(en) bij de klant in rekening gebracht, mits er geen nieuwe afspraak gemaakt wordt. Indien annulering niet of te laat geschied worden de behandelingskosten in rekening gebracht.</text:p>
      <text:p text:style-name="P1">b. Annulering van een clinic of workshop. Bij annulering tot 2 weken voor aanvang vindt restitutie van het cursusgeld plaats, verminderd met 20%. Bij annulering binnen 2 weken voor aanvang (of na aanvang)vindt geen restitutie van het cursusgeld plaats (u bent 100% van het cursusgeld verschuldigd). Wel behoud u het recht op deelname aan een volgende cursus, binnen een jaar na annulering (tegen betaling van eventuele meerkosten). U mag een vervanger sturen als u zelf bent verhinderd. Geef dan a.u.b. de gegevens van de vervanger door.</text:p>
      <text:p text:style-name="P1"/>
      <text:p text:style-name="P1">Artikel 6. Verantwoordelijkheden klant bij behandeling</text:p>
      <text:p text:style-name="P1">De klant mag alleen een paard in behandeling geven dat geen koorts, shock of kanker heeft. Medische gegevens of bijzondere omstandigheden die van invloed kunnen zijn op de behandeling van het paard dienen vooraf aan Marion Plagge gemeld te worden.</text:p>
      <text:p text:style-name="P1">a. De klant zal een geschikte ruimte van minimaal 3×3 meter (het liefst afgeschermd <text:span text:style-name="T14">en rustig</text:span>) ter beschikking stellen om de behandeling uit te kunnen voeren.</text:p>
      <text:p text:style-name="P1">b. Bij de eerste behandeling zal de klant aanwezig zijn om te assisteren. Bij verdere behandelingen zal dit in overleg geregeld worden.</text:p>
      <text:p text:style-name="P1">c. De klant zorgt ervoor dat het paard droog is. Behalve bij post-wedstrijd massage, hierbij moet het paard goed droog gestapt zijn.</text:p>
      <text:p text:style-name="P1">d. de klant dient het vervolgadvies qua beweging en training op te volgen.</text:p>
      <text:p text:style-name="P1"/>
      <text:p text:style-name="P1">Artikel 7. Verantwoordelijkheden klant bij clinic of workshop</text:p>
      <text:p text:style-name="P1">a. klant dient te zorgen voor een ruimte waar de theorie gegeven kan worden</text:p>
      <text:p text:style-name="P1">b. klant dient te zorgen voor een ruimte waar de paarden bij elkaar kunnen staan. Hetzij binnenbak, boxen of wasplaatsen.</text:p>
      <text:p text:style-name="P1">c. klant zorgt voor stalling en water voor de paarden.</text:p>
      <text:p text:style-name="P1">d. klant zorgt voor eten en drinken voor de deelnemers.</text:p>
      <text:p text:style-name="P1"/>
      <text:p text:style-name="P1">Artikel 8. Tarieven</text:p>
      <text:p text:style-name="P1">a. De diensten zullen tegen de mondeling of schriftelijk overeengekomen en op de website vermelde tarieven worden geleverd.</text:p>
      <text:p text:style-name="P1"/>
      <text:p text:style-name="P1">Artikel 9. Facturering en betaling</text:p>
      <text:p text:style-name="P1">a. De betaling kan contant of via factuur voldaan worden.</text:p>
      <text:p text:style-name="P1">b. Tenzij anders is overeengekomen dient de klant binnen <text:span text:style-name="T14">14</text:span> dagen na factuurdatum, zonder enig beroep op verrekening, aan Marion Plagge te betalen.</text:p>
      <text:p text:style-name="P1">c. Bij overschrijding van de betalingstermijn is de klant in verzuim. De klant is met ingang van die datum over het openstaande bedrag de wettelijke rente verschuldigd.</text:p>
      <text:p text:style-name="P1">d. Er is geen mogelijkheid tot terugvorderen van het betaalde bedrag.</text:p>
      <text:p text:style-name="P1">e. Voor workshops en clinics geldt dat de deelname en/of reservering definitief is als de aanbetaling voldaan is.</text:p>
      <text:p text:style-name="P1"/>
      <text:p text:style-name="P1">Artikel 10. Aansprakelijkheid</text:p>
      <text:p text:style-name="P6"><text:span text:style-name="T1">a. </text:span>Alle diensten van <text:span text:style-name="T2">Marion Plagge</text:span> geschieden op risico van de klant. <text:span text:style-name="T2">Marion Plagge</text:span> is niet aansprakelijk voor enige schade, gevolgschade van welke aard dan ook, veroorzaakt door gedragingen van het paard tijdens of na de behandeling.</text:p>
      <text:p text:style-name="P7">b.Marion Plagge is niet aansprakelijk voor het niet, niet tijdig of niet geheel nakomen van haar verplichtingen ten gevolge van tekortkomingen die niet aan Marion Plagge kunnen worden toegerekend.</text:p>
      <text:p text:style-name="P1"><text:soft-page-break/><text:span text:style-name="T2">c</text:span>. Marion Plagge is niet aansprakelijk voor het niet slagen van de behandeling indien klant zich niet aan de in artikel 6 genoemd regels houdt.</text:p>
      <text:p text:style-name="P1"><text:span text:style-name="T2">d</text:span>. Marion Plaggeis niet aansprakelijk voor gedragsveranderingen of anderen problemen bij het paard die na behandeling tot uiting komen.</text:p>
      <text:p text:style-name="P2"><text:span text:style-name="Strong_20_Emphasis"><text:span text:style-name="T3"/></text:span></text:p>
      <text:p text:style-name="P4"><text:span text:style-name="Strong_20_Emphasis"><text:span text:style-name="T4">Artikel 11. Garantie</text:span></text:span></text:p>
      <text:p text:style-name="P4"><text:span text:style-name="Strong_20_Emphasis"><text:span text:style-name="T4">Dienstverlener heeft een door het CRKBO, Centraal Register Kort Beroepsonderwijs,erkende beroepsopleiding genoten bij Massage Hippique en </text:span></text:span><text:span text:style-name="Strong_20_Emphasis"><text:span text:style-name="T10">Moravita </text:span></text:span><text:span text:style-name="Strong_20_Emphasis"><text:span text:style-name="T4">en heeft deze succesvol afgerond. T</text:span></text:span><text:span text:style-name="Strong_20_Emphasis"><text:span text:style-name="T10">evens is Marion Plagge aangesloten bij Beroepsvereniging VPSN, Vereniging Paarden Sportmasseurs Nederland. Marion Plagge zorgt jaarlijks voor deelname aan bijscholing en houdt op die manier haar kennis up-to-date. </text:span></text:span><text:span text:style-name="Strong_20_Emphasis"><text:span text:style-name="T4">Marion Plagge garandeert naar goed vakmanschap de werkzaamheden uit te voeren</text:span></text:span></text:p>
      <text:p text:style-name="P4"><text:span text:style-name="Strong_20_Emphasis"><text:span text:style-name="T4">maar kan niet garanderen dat een beoogd resultaat wordt bereikt. De betalingsverplichting van de klant zal derhalve blijven bestaan.</text:span></text:span></text:p>
      <text:p text:style-name="P2"><text:span text:style-name="Strong_20_Emphasis"><text:span text:style-name="T3"/></text:span></text:p>
      <text:p text:style-name="P2"><text:span text:style-name="Strong_20_Emphasis"><text:span text:style-name="T3">11. Wijziging van de Algemene Voorwaarden</text:span></text:span></text:p>
      <text:p text:style-name="P2"><text:span text:style-name="Strong_20_Emphasis"><text:span text:style-name="T3">De laatste versie van de Algemene Voorwaarden zijn altijd van toepassing. Laatst gewijzigd op </text:span></text:span><text:span text:style-name="Strong_20_Emphasis"><text:span text:style-name="T12">2</text:span></text:span><text:span text:style-name="Strong_20_Emphasis"><text:span text:style-name="T13">6</text:span></text:span><text:span text:style-name="Strong_20_Emphasis"><text:span text:style-name="T12">-1</text:span></text:span><text:span text:style-name="Strong_20_Emphasis"><text:span text:style-name="T13">1</text:span></text:span><text:span text:style-name="Strong_20_Emphasis"><text:span text:style-name="T12">-201</text:span></text:span><text:span text:style-name="Strong_20_Emphasis"><text:span text:style-name="T13">8</text:span></text:span><text:span text:style-name="Strong_20_Emphasis"><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2:06:08.379284589</meta:creation-date>
    <dc:date>2018-11-26T11:15:34.744410613</dc:date>
    <meta:editing-duration>PT18M1S</meta:editing-duration>
    <meta:editing-cycles>5</meta:editing-cycles>
    <meta:generator>LibreOffice/5.2.7.2$Linux_X86_64 LibreOffice_project/20m0$Build-2</meta:generator>
    <meta:document-statistic meta:table-count="0" meta:image-count="0" meta:object-count="0" meta:page-count="3" meta:paragraph-count="49" meta:word-count="1029" meta:character-count="6882" meta:non-whitespace-character-count="5872"/>
  </office:meta>
</office:document-meta>
</file>